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5cc" officeooo:paragraph-rsid="0012a5c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bre:</text:span> Daniela Raquel Batres Arce</text:p>
      <text:p text:style-name="P1"/>
      <text:p text:style-name="P1"><text:span text:style-name="T1">Carnet :</text:span> 00136918</text:p>
      <text:p text:style-name="P1"/>
      <text:p text:style-name="P1"><text:span text:style-name="T1">Enlace:</text:span> https://github.com/Daniela897/Portafolio_PWo219_-00136918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7:56:27.561511451</meta:creation-date>
    <meta:generator>LibreOffice/6.4.4.2$Linux_X86_64 LibreOffice_project/40$Build-2</meta:generator>
    <dc:date>2020-08-17T19:25:40.620369375</dc:date>
    <meta:editing-duration>PT6M2S</meta:editing-duration>
    <meta:editing-cycles>3</meta:editing-cycles>
    <meta:document-statistic meta:table-count="0" meta:image-count="0" meta:object-count="0" meta:page-count="1" meta:paragraph-count="3" meta:word-count="10" meta:character-count="117" meta:non-whitespace-character-count="110"/>
  </office:meta>
</office:document-meta>
</file>